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Comparator.compare( Item item1 , Item item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getCli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getFaces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setClientId( String cli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setFacesMessage( FacesMessage faces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Item( String clientId , FacesMessage faces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UIMessages.collectMessageList( FacesContext facesContext , Iterator clientId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UIMessages.createMessageList( FacesContext faces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UIMessages.pars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